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93cm"/>
    </style:style>
    <style:style style:name="co4" style:family="table-column">
      <style:table-column-properties fo:break-before="auto" style:column-width="4.8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>
        <table:iteration table:maximum-difference="0.0001"/>
      </table:calculation-settings>
      <table:table table:name="Alumno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>
            <text:p>Tasas/convocatoria</text:p>
          </table:table-cell>
          <table:table-cell table:style-name="ce2" office:value-type="currency" office:currency="EUR" office:value="10">
            <text:p>10 €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EDAD</text:p>
          </table:table-cell>
          <table:table-cell table:style-name="ce1" office:value-type="string">
            <text:p>CONVOCATORIA</text:p>
          </table:table-cell>
          <table:table-cell table:style-name="ce4" office:value-type="string">
            <text:p>TASAS</text:p>
          </table:table-cell>
        </table:table-row>
        <table:table-row table:style-name="ro1">
          <table:table-cell office:value-type="string">
            <text:p>Nélida Galán G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$B$1]*[.C3]" office:value-type="currency" office:currency="EUR" office:value="10">
            <text:p>10 €</text:p>
          </table:table-cell>
        </table:table-row>
        <table:table-row table:style-name="ro1">
          <table:table-cell office:value-type="string">
            <text:p>Juana Soto Rodríguez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$B$1]*[.C4]" office:value-type="currency" office:currency="EUR" office:value="10">
            <text:p>10 €</text:p>
          </table:table-cell>
        </table:table-row>
        <table:table-row table:style-name="ro1">
          <table:table-cell office:value-type="string">
            <text:p>Rosa Pineda Miranda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formula="of:=[.$B$1]*[.C5]" office:value-type="currency" office:currency="EUR" office:value="20">
            <text:p>20 €</text:p>
          </table:table-cell>
        </table:table-row>
        <table:table-row table:style-name="ro1">
          <table:table-cell office:value-type="string">
            <text:p>Rafael Peñin Álvarez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[.$B$1]*[.C6]" office:value-type="currency" office:currency="EUR" office:value="20">
            <text:p>20 €</text:p>
          </table:table-cell>
        </table:table-row>
        <table:table-row table:style-name="ro1">
          <table:table-cell office:value-type="string">
            <text:p>Augusto Pérez Pérez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$B$1]*[.C7]" office:value-type="currency" office:currency="EUR" office:value="10">
            <text:p>10 €</text:p>
          </table:table-cell>
        </table:table-row>
        <table:table-row table:style-name="ro1">
          <table:table-cell office:value-type="string">
            <text:p>Dolores Álvarez Vigoy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[.$B$1]*[.C8]" office:value-type="currency" office:currency="EUR" office:value="30">
            <text:p>30 €</text:p>
          </table:table-cell>
        </table:table-row>
        <table:table-row table:style-name="ro1">
          <table:table-cell office:value-type="string">
            <text:p>Esmeralda López González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$B$1]*[.C9]" office:value-type="currency" office:currency="EUR" office:value="10">
            <text:p>10 €</text:p>
          </table:table-cell>
        </table:table-row>
        <table:table-row table:style-name="ro1">
          <table:table-cell office:value-type="string">
            <text:p>Iván González Pérez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formula="of:=[.$B$1]*[.C10]" office:value-type="currency" office:currency="EUR" office:value="20">
            <text:p>20 €</text:p>
          </table:table-cell>
        </table:table-row>
        <table:table-row table:style-name="ro1">
          <table:table-cell office:value-type="string">
            <text:p>Carla Fernández Fernández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$B$1]*[.C11]" office:value-type="currency" office:currency="EUR" office:value="10">
            <text:p>10 €</text:p>
          </table:table-cell>
        </table:table-row>
        <table:table-row table:style-name="ro1">
          <table:table-cell office:value-type="string">
            <text:p>Carlos Soriano Lobatón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$B$1]*[.C12]" office:value-type="currency" office:currency="EUR" office:value="10">
            <text:p>10 €</text:p>
          </table:table-cell>
        </table:table-row>
        <table:table-row table:style-name="ro1">
          <table:table-cell office:value-type="string">
            <text:p>Cristina Villar Villa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formula="of:=[.$B$1]*[.C13]" office:value-type="currency" office:currency="EUR" office:value="30">
            <text:p>30 €</text:p>
          </table:table-cell>
        </table:table-row>
        <table:table-row table:style-name="ro1">
          <table:table-cell office:value-type="string">
            <text:p>Gustavo Álvarez Buján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formula="of:=[.$B$1]*[.C14]" office:value-type="currency" office:currency="EUR" office:value="20">
            <text:p>20 €</text:p>
          </table:table-cell>
        </table:table-row>
        <table:table-row table:style-name="ro1">
          <table:table-cell office:value-type="string">
            <text:p>Nélida Galán Abet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$B$1]*[.C15]" office:value-type="currency" office:currency="EUR" office:value="10">
            <text:p>10 €</text:p>
          </table:table-cell>
        </table:table-row>
        <table:table-row table:style-name="ro1">
          <table:table-cell office:value-type="string">
            <text:p>Filomena Abete Álvarez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formula="of:=[.$B$1]*[.C16]" office:value-type="currency" office:currency="EUR" office:value="40">
            <text:p>40 €</text:p>
          </table:table-cell>
        </table:table-row>
        <table:table-row table:style-name="ro1">
          <table:table-cell office:value-type="string">
            <text:p>Verónica López López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f:=[.$B$1]*[.C17]" office:value-type="currency" office:currency="EUR" office:value="10">
            <text:p>10 €</text:p>
          </table:table-cell>
        </table:table-row>
        <table:named-expressions/>
      </table:table>
      <table:named-expressions>
        <table:named-expression table:name="Aciertos" table:base-cell-address="$Alumnos.$M$22" table:expression="[$#REF!.$B$#REF!:.$M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currency-style style:name="N105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25/09/2014</text:date>, <text:time>06:3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4-09-25T06:30:46.89</meta:creation-date>
    <dc:date>2014-09-25T06:33:24.49</dc:date>
    <dc:creator>Diego Fernández Yebra</dc:creator>
    <meta:editing-duration>PT2M38S</meta:editing-duration>
    <meta:editing-cycles>1</meta:editing-cycles>
    <meta:document-statistic meta:table-count="1" meta:cell-count="66" meta:object-count="0"/>
    <meta:generator>OpenOffice/4.1.1$Win32 OpenOffice.org_project/411m6$Build-9775</meta:generator>
  </office:meta>
</office:document-meta>
</file>